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co6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3.151cm" style:use-optimal-row-height="false"/>
    </style:style>
    <style:style style:name="ro4" style:family="table-row">
      <style:table-row-properties style:row-height="2.02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3.998cm" svg:x="6.851cm" svg:y="0.4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rg0</text:p>
              </table:table-cell>
              <table:table-cell>
                <text:p text:style-name="P1">arg1</text:p>
              </table:table-cell>
              <table:table-cell>
                <text:p text:style-name="P1">arg2</text:p>
              </table:table-cell>
              <table:table-cell>
                <text:p text:style-name="P1">arg3</text:p>
              </table:table-cell>
              <table:table-cell>
                <text:p text:style-name="P1">arg4</text:p>
              </table:table-cell>
              <table:table-cell>
                <text:p text:style-name="P1">arg5</text:p>
              </table:table-cell>
            </table:table-row>
            <table:table-row table:style-name="ro2" table:default-cell-style-name="ce1">
              <table:table-cell>
                <text:p text:style-name="P1">rdi</text:p>
              </table:table-cell>
              <table:table-cell>
                <text:p text:style-name="P1">rsi</text:p>
              </table:table-cell>
              <table:table-cell>
                <text:p text:style-name="P1"><text:s/>rdx</text:p>
              </table:table-cell>
              <table:table-cell>
                <text:p text:style-name="P1"><text:s/>rcx</text:p>
              </table:table-cell>
              <table:table-cell>
                <text:p text:style-name="P1">r8</text:p>
              </table:table-cell>
              <table:table-cell>
                <text:p text:style-name="P1">r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4.393cm" svg:x="6.853cm" svg:y="4.61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Caller:</text:span></text:p>
                <text:p text:style-name="P1">Save before call</text:p>
                <text:p text:style-name="P1">Recover after call</text:p>
              </table:table-cell>
              <table:table-cell>
                <text:p text:style-name="P1"><text:span text:style-name="T1">Callee:</text:span></text:p>
                <text:p text:style-name="P1">Save before use</text:p>
                <text:p text:style-name="P1">Restore after use</text:p>
              </table:table-cell>
            </table:table-row>
            <table:table-row table:style-name="ro2" table:default-cell-style-name="ce1">
              <table:table-cell>
                <text:p text:style-name="P1">rax, rcx, rdx, rsi, rdi, r8, r9, r10, r11</text:p>
              </table:table-cell>
              <table:table-cell>
                <text:p text:style-name="P1">rbx, r12 → r1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5.179cm" svg:x="6.835cm" svg:y="9.4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">Return value always populates in</text:p>
              </table:table-cell>
              <table:table-cell>
                <text:p text:style-name="P2"><text:span text:style-name="T2">DON’T </text:span><text:span text:style-name="T2">CHANGE</text:span></text:p>
              </table:table-cell>
              <table:table-cell>
                <text:p text:style-name="P2"><text:span text:style-name="T3">Don’t use without </text:span><text:span text:style-name="T3">deliberate purpose</text:span></text:p>
              </table:table-cell>
            </table:table-row>
            <table:table-row table:style-name="ro4" table:default-cell-style-name="ce1">
              <table:table-cell>
                <text:p text:style-name="P1">rax</text:p>
              </table:table-cell>
              <table:table-cell>
                <text:p text:style-name="P1">rip</text:p>
              </table:table-cell>
              <table:table-cell>
                <text:p text:style-name="P1">rbp, rsp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09:34:16.059423811</meta:creation-date>
    <dc:date>2023-04-11T09:48:23.704774969</dc:date>
    <meta:editing-duration>PT14M8S</meta:editing-duration>
    <meta:editing-cycles>3</meta:editing-cycles>
    <meta:generator>LibreOffice/7.3.7.2$Linux_X86_64 LibreOffice_project/30$Build-2</meta:generator>
    <meta:document-statistic meta:object-count="26"/>
  </office:meta>
</office:document-meta>
</file>